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8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563cm"/>
    </style:style>
    <style:style style:name="pr6" style:family="presentation" style:parent-style-name="Padrão-subtitle">
      <style:graphic-properties draw:fill-color="#ffffff" fo:min-height="19.16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2pt" fo:font-style="normal" fo:text-shadow="none" style:text-underline-style="none" fo:font-weight="normal" style:letter-kerning="true" fo:background-color="transparent" style:font-name-asian="Microsoft YaHei" style:font-size-asian="72pt" style:font-style-asian="normal" style:font-weight-asian="normal" style:font-name-complex="Arial" style:font-size-complex="7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fo:background-color="transparent" style:font-name-asian="Microsoft YaHei" style:font-size-asian="60pt" style:font-style-asian="normal" style:font-weight-asian="normal" style:font-name-complex="Arial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Microsoft YaHei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7cm" svg:height="19.8cm" svg:x="0.6cm" svg:y="0.8cm" presentation:class="subtitle" presentation:user-transformed="true">
          <draw:text-box>
            <text:p text:style-name="P1"><text:span text:style-name="T1">Viva o Milagre de Deus</text:span><text:span text:style-name="T2"><text:tab/></text:span></text:p>
            <text:p text:style-name="P1"><text:span text:style-name="T3">Michelle Nascimento </text:span><text:span text:style-name="T4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><text:span text:style-name="T5">Eu creio o poder de Deus</text:span></text:p>
            <text:p><text:span text:style-name="T5">Eu creio no poder da fé</text:span></text:p>
            <text:p><text:span text:style-name="T5">Uma fé inabalável,</text:span></text:p>
            <text:p><text:span text:style-name="T5">Que faz o nada tudo s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5" draw:text-style-name="P4" draw:layer="layout" svg:width="25.199cm" svg:height="19.563cm" svg:x="1.4cm" svg:y="0.837cm" presentation:class="subtitle" presentation:user-transformed="true">
          <draw:text-box>
            <text:p><text:span text:style-name="T5">O que ele tem pra mim</text:span></text:p>
            <text:p><text:span text:style-name="T5">Sei que ele vai fazer,</text:span></text:p>
            <text:p><text:span text:style-name="T5">Se ele prometeu vai cumprir é só a gente cr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6" draw:text-style-name="P4" draw:layer="layout" svg:width="25.199cm" svg:height="19.163cm" svg:x="1.4cm" svg:y="0.837cm" presentation:class="subtitle" presentation:user-transformed="true">
          <draw:text-box>
            <text:p><text:span text:style-name="T5">Vou viver o milagre de Deus possuir o que é meu, é meu por direito.</text:span></text:p>
            <text:p><text:span text:style-name="T5">Alcançar o milagre com a fé subir o mais alto que eu puder, eu vou viver o melhor de De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5" draw:text-style-name="P4" draw:layer="layout" svg:width="25.199cm" svg:height="19.563cm" svg:x="1.4cm" svg:y="0.837cm" presentation:class="subtitle" presentation:user-transformed="true">
          <draw:text-box>
            <text:p><text:span text:style-name="T5">Eu creio o poder de Deus</text:span></text:p>
            <text:p><text:span text:style-name="T5">Eu creio no poder da fé</text:span></text:p>
            <text:p><text:span text:style-name="T5">Uma fé inabalável,</text:span></text:p>
            <text:p><text:span text:style-name="T5">Que faz o nada tudo s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5" draw:text-style-name="P4" draw:layer="layout" svg:width="25.199cm" svg:height="19.563cm" svg:x="1.4cm" svg:y="0.837cm" presentation:class="subtitle" presentation:user-transformed="true">
          <draw:text-box>
            <text:p><text:span text:style-name="T5">O que ele tem pra mim</text:span></text:p>
            <text:p><text:span text:style-name="T5">Sei que ele vai fazer,</text:span></text:p>
            <text:p><text:span text:style-name="T5">Se ele prometeu vai cumprir é só a gente cr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6" draw:text-style-name="P4" draw:layer="layout" svg:width="25.199cm" svg:height="19.163cm" svg:x="1.4cm" svg:y="0.837cm" presentation:class="subtitle" presentation:user-transformed="true">
          <draw:text-box>
            <text:p><text:span text:style-name="T5">Vou viver o milagre de Deus possuir o que é meu, é meu por direito.</text:span></text:p>
            <text:p><text:span text:style-name="T5">Alcançar o milagre com a fé subir o mais alto que eu puder, eu vou viver o melhor de Deu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3" svg:font-family="FreeSans" style:font-family-generic="swiss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2" svg:font-family="FreeSan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5T16:52:43.598000000</meta:creation-date>
    <dc:date>2017-01-07T12:05:21.493194182</dc:date>
    <meta:editing-duration>PT5M54S</meta:editing-duration>
    <meta:editing-cycles>2</meta:editing-cycles>
    <meta:generator>LibreOffice/5.2.4.2.1$Linux_X86_64 LibreOffice_project/20m0$Build-2</meta:generator>
    <meta:document-statistic meta:object-count="42"/>
  </office:meta>
</office:document-meta>
</file>